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201in"/>
    </style:style>
    <style:style style:name="co4" style:family="table-column">
      <style:table-column-properties fo:break-before="auto" style:column-width="1.7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008in solid #000000" fo:wrap-option="wrap" fo:border-left="none" fo:border-right="none" fo:border-top="none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0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6"/>
        <table:table-column table:style-name="co2" table:default-cell-style-name="ce9"/>
        <table:table-row table:style-name="ro1">
          <table:table-cell table:style-name="ce1" office:value-type="string">
            <text:p>Online-publication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>
            <text:p>Editing reader</text:p>
          </table:table-cell>
          <table:table-cell table:number-columns-repeated="2"/>
        </table:table-row>
        <table:table-row table:style-name="ro2">
          <table:table-cell office:value-type="string">
            <text:p>Fee designer</text:p>
          </table:table-cell>
          <table:table-cell office:value-type="string">
            <text:p>Templates, css</text:p>
          </table:table-cell>
          <table:table-cell office:value-type="currency" office:currency="EUR" office:value="1250">
            <text:p>1,250.00 €</text:p>
          </table:table-cell>
        </table:table-row>
        <table:table-row table:style-name="ro1">
          <table:table-cell office:value-type="string">
            <text:p>Fee editorial team</text:p>
          </table:table-cell>
          <table:table-cell/>
          <table:table-cell office:value-type="currency" office:currency="EUR" office:value="3000">
            <text:p>3,000.00 €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2">
          <table:table-cell office:value-type="string">
            <text:p>Fee image editor</text:p>
          </table:table-cell>
          <table:table-cell office:value-type="string">
            <text:p>Select and author images</text:p>
          </table:table-cell>
          <table:table-cell office:value-type="currency" office:currency="EUR" office:value="750">
            <text:p>750.00 €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oks</text:p>
          </table:table-cell>
          <table:table-cell/>
          <table:table-cell office:value-type="currency" office:currency="EUR" office:value="500">
            <text:p>500.00 €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ESSAYS</text:p>
          </table:table-cell>
          <table:table-cell table:style-name="ce7"/>
          <table:table-cell table:style-name="ce10"/>
        </table:table-row>
        <table:table-row table:style-name="ro1">
          <table:table-cell table:style-name="ce4" office:value-type="string">
            <text:p>Text 1</text:p>
          </table:table-cell>
          <table:table-cell table:number-columns-repeated="2"/>
        </table:table-row>
        <table:table-row table:style-name="ro1">
          <table:table-cell office:value-type="string">
            <text:p>Fee writer</text:p>
          </table:table-cell>
          <table:table-cell office:value-type="string">
            <text:p>3000 words</text:p>
          </table:table-cell>
          <table:table-cell office:value-type="currency" office:currency="EUR" office:value="500">
            <text:p>500.00 €</text:p>
          </table:table-cell>
        </table:table-row>
        <table:table-row table:style-name="ro1">
          <table:table-cell/>
          <table:table-cell table:style-name="ce8"/>
          <table:table-cell/>
        </table:table-row>
        <table:table-row table:style-name="ro1">
          <table:table-cell table:style-name="ce4" office:value-type="string">
            <text:p>Text 2</text:p>
          </table:table-cell>
          <table:table-cell table:number-columns-repeated="2"/>
        </table:table-row>
        <table:table-row table:style-name="ro1">
          <table:table-cell office:value-type="string">
            <text:p>Fee writer</text:p>
          </table:table-cell>
          <table:table-cell office:value-type="string">
            <text:p>3000 words</text:p>
          </table:table-cell>
          <table:table-cell office:value-type="currency" office:currency="EUR" office:value="500">
            <text:p>500.00 €</text:p>
          </table:table-cell>
        </table:table-row>
        <table:table-row table:style-name="ro1">
          <table:table-cell table:style-name="ce4" office:value-type="string">
            <text:p>Text 3</text:p>
          </table:table-cell>
          <table:table-cell office:value-type="string">
            <text:p>3000 words</text:p>
          </table:table-cell>
          <table:table-cell office:value-type="currency" office:currency="EUR" office:value="500">
            <text:p>500.00 €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ranslation</text:p>
          </table:table-cell>
          <table:table-cell table:style-name="Default" office:value-type="string">
            <text:p>8 texts x 3000wrds x 0.10eur</text:p>
          </table:table-cell>
          <table:table-cell table:style-name="ce6" table:formula="of:=SUM(3000*0.1*8)" office:value-type="float" office:value="2400">
            <text:p>2400</text:p>
          </table:table-cell>
        </table:table-row>
        <table:table-row table:style-name="ro1">
          <table:table-cell office:value-type="string">
            <text:p>Editorial team</text:p>
          </table:table-cell>
          <table:table-cell office:value-type="string">
            <text:p>5 members x 400 for 2 yrs</text:p>
          </table:table-cell>
          <table:table-cell table:formula="of:=SUM(400*5)" office:value-type="currency" office:currency="EUR" office:value="2000">
            <text:p>2,000.00 €</text:p>
          </table:table-cell>
        </table:table-row>
        <table:table-row table:style-name="ro2">
          <table:table-cell office:value-type="string">
            <text:p>Subsistence editor</text:p>
          </table:table-cell>
          <table:table-cell office:value-type="string">
            <text:p>4 * 4 days à 30 + 4 * 4 nights à 80</text:p>
          </table:table-cell>
          <table:table-cell table:formula="of:=SUM((30+80)*4*4)" office:value-type="currency" office:currency="EUR" office:value="1760">
            <text:p>1,760.00 €</text:p>
          </table:table-cell>
        </table:table-row>
        <table:table-row table:style-name="ro1">
          <table:table-cell office:value-type="string">
            <text:p>Travel editor</text:p>
          </table:table-cell>
          <table:table-cell office:value-type="string">
            <text:p>4 x 200</text:p>
          </table:table-cell>
          <table:table-cell table:formula="of:=SUM(4*200)" office:value-type="currency" office:currency="EUR" office:value="800">
            <text:p>800.00 €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table:formula="of:=SUM([.C3:.C21])" office:value-type="currency" office:currency="EUR" office:value="13960">
            <text:p>13,960.00 €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0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">
      <number:number number:decimal-places="2" number:min-integer-digits="1" number:grouping="true"/>
      <number:text> €</number:text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date-style style:name="N153">
      <number:day/>
      <number:text>-</number:text>
      <number:month number:textual="true"/>
    </number:date-style>
    <number:date-style style:name="N154">
      <number:day/>
      <number:text>-</number:text>
      <number:month/>
      <number:text>-</number:text>
      <number:year number:style="long"/>
    </number:date-style>
    <number:date-style style:name="N155">
      <number:day/>
      <number:text> de </number:text>
      <number:month number:textual="true"/>
      <number:text> de </number:text>
      <number:year/>
    </number:date-style>
    <number:number-style style:name="N156">
      <number:number number:decimal-places="1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3">07/23/2011</text:date>, <text:time>19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mke Snelting</meta:initial-creator>
    <meta:creation-date>2011-07-12T13:29:15</meta:creation-date>
    <dc:date>2011-07-23T19:39:50</dc:date>
    <dc:creator>Femke Snelting</dc:creator>
    <meta:editing-duration>PT00H16M22S</meta:editing-duration>
    <meta:editing-cycles>2</meta:editing-cycles>
    <meta:generator>OpenOffice.org/3.2$Linux OpenOffice.org_project/320m19$Build-9505</meta:generator>
    <meta:document-statistic meta:table-count="3" meta:cell-count="37" meta:object-count="0"/>
  </office:meta>
</office:document-meta>
</file>